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5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tory</text:p>
          </table:table-cell>
          <table:table-cell office:value-type="string" calcext:value-type="string">
            <text:p>Eliminar semver::v100::Build class</text:p>
          </table:table-cell>
          <table:table-cell table:style-name="ce6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efact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efact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sar check target en lugar de with-test</text:p>
          </table:table-cell>
          <table:table-cell office:value-type="string" calcext:value-type="string">
            <text:p>requerid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1 Información de error</text:p>
          </table:table-cell>
          <table:table-cell table:number-columns-repeated="2"/>
          <table:table-cell office:value-type="string" calcext:value-type="string">
            <text:p>Deve indicar el error cuando lo haya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2 Extraer Numer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22:10:26.4285931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13T22:10:54.254145536</dc:date>
    <meta:editing-duration>PT22H3M43S</meta:editing-duration>
    <meta:editing-cycles>29</meta:editing-cycles>
    <meta:generator>LibreOffice/6.0.7.3$Linux_X86_64 LibreOffice_project/00m0$Build-3</meta:generator>
    <meta:document-statistic meta:table-count="1" meta:cell-count="93" meta:object-count="0"/>
  </office:meta>
</office:document-meta>
</file>